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59mm"/>
    </style:style>
    <style:style style:name="co2" style:family="table-column">
      <style:table-column-properties fo:break-before="auto" style:column-width="52mm"/>
    </style:style>
    <style:style style:name="co3" style:family="table-column">
      <style:table-column-properties fo:break-before="auto" style:column-width="72.97mm"/>
    </style:style>
    <style:style style:name="co4" style:family="table-column">
      <style:table-column-properties fo:break-before="auto" style:column-width="72.43mm"/>
    </style:style>
    <style:style style:name="co5" style:family="table-column">
      <style:table-column-properties fo:break-before="auto" style:column-width="48.19mm"/>
    </style:style>
    <style:style style:name="co6" style:family="table-column">
      <style:table-column-properties fo:break-before="auto" style:column-width="21.24mm"/>
    </style:style>
    <style:style style:name="co7" style:family="table-column">
      <style:table-column-properties fo:break-before="auto" style:column-width="61.81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6.28mm"/>
    </style:style>
    <style:style style:name="co10" style:family="table-column">
      <style:table-column-properties fo:break-before="auto" style:column-width="53.2mm"/>
    </style:style>
    <style:style style:name="co11" style:family="table-column">
      <style:table-column-properties fo:break-before="auto" style:column-width="40.57mm"/>
    </style:style>
    <style:style style:name="co12" style:family="table-column">
      <style:table-column-properties fo:break-before="auto" style:column-width="37.69mm"/>
    </style:style>
    <style:style style:name="co13" style:family="table-column">
      <style:table-column-properties fo:break-before="auto" style:column-width="52.21mm"/>
    </style:style>
    <style:style style:name="co14" style:family="table-column">
      <style:table-column-properties fo:break-before="auto" style:column-width="45.12mm"/>
    </style:style>
    <style:style style:name="co15" style:family="table-column">
      <style:table-column-properties fo:break-before="auto" style:column-width="60.59mm"/>
    </style:style>
    <style:style style:name="co19" style:family="table-column">
      <style:table-column-properties fo:break-before="auto" style:column-width="66.71mm"/>
    </style:style>
    <style:style style:name="co20" style:family="table-column">
      <style:table-column-properties fo:break-before="auto" style:column-width="81.69mm"/>
    </style:style>
    <style:style style:name="co21" style:family="table-column">
      <style:table-column-properties fo:break-before="auto" style:column-width="80.73mm"/>
    </style:style>
    <style:style style:name="co22" style:family="table-column">
      <style:table-column-properties fo:break-before="auto" style:column-width="32.91mm"/>
    </style:style>
    <style:style style:name="co23" style:family="table-column">
      <style:table-column-properties fo:break-before="auto" style:column-width="83.93mm"/>
    </style:style>
    <style:style style:name="co24" style:family="table-column">
      <style:table-column-properties fo:break-before="auto" style:column-width="49.76mm"/>
    </style:style>
    <style:style style:name="co18" style:family="table-column">
      <style:table-column-properties fo:break-before="auto" style:column-width="35.4mm"/>
    </style:style>
    <style:style style:name="co25" style:family="table-column">
      <style:table-column-properties fo:break-before="auto" style:column-width="29.26mm"/>
    </style:style>
    <style:style style:name="co27" style:family="table-column">
      <style:table-column-properties fo:break-before="auto" style:column-width="78.81mm"/>
    </style:style>
    <style:style style:name="co28" style:family="table-column">
      <style:table-column-properties fo:break-before="auto" style:column-width="46.13mm"/>
    </style:style>
    <style:style style:name="ro1" style:family="table-row">
      <style:table-row-properties style:row-height="8.7mm" fo:break-before="auto" style:use-optimal-row-height="false"/>
    </style:style>
    <style:style style:name="ro2" style:family="table-row">
      <style:table-row-properties style:row-height="7.51mm" fo:break-before="auto" style:use-optimal-row-height="false"/>
    </style:style>
    <style:style style:name="ro3" style:family="table-row">
      <style:table-row-properties style:row-height="11.71mm" fo:break-before="auto" style:use-optimal-row-height="false"/>
    </style:style>
    <style:style style:name="ro4" style:family="table-row">
      <style:table-row-properties style:row-height="11.08mm" fo:break-before="auto" style:use-optimal-row-height="false"/>
    </style:style>
    <style:style style:name="ro5" style:family="table-row">
      <style:table-row-properties style:row-height="19.49mm" fo:break-before="auto" style:use-optimal-row-height="false"/>
    </style:style>
    <style:style style:name="ro6" style:family="table-row">
      <style:table-row-properties style:row-height="15.43mm" fo:break-before="auto" style:use-optimal-row-height="false"/>
    </style:style>
    <style:style style:name="ro7" style:family="table-row">
      <style:table-row-properties style:row-height="14.27mm" fo:break-before="auto" style:use-optimal-row-height="false"/>
    </style:style>
    <style:style style:name="ro8" style:family="table-row">
      <style:table-row-properties style:row-height="7.04mm" fo:break-before="auto" style:use-optimal-row-height="false"/>
    </style:style>
    <style:style style:name="ro9" style:family="table-row">
      <style:table-row-properties style:row-height="12.33mm" fo:break-before="auto" style:use-optimal-row-height="false"/>
    </style:style>
    <style:style style:name="ro10" style:family="table-row">
      <style:table-row-properties style:row-height="9.15mm" fo:break-before="auto" style:use-optimal-row-height="false"/>
    </style:style>
    <style:style style:name="ro11" style:family="table-row">
      <style:table-row-properties style:row-height="7.74mm" fo:break-before="auto" style:use-optimal-row-height="false"/>
    </style:style>
    <style:style style:name="ro12" style:family="table-row">
      <style:table-row-properties style:row-height="10.57mm" fo:break-before="auto" style:use-optimal-row-height="false"/>
    </style:style>
    <style:style style:name="ro13" style:family="table-row">
      <style:table-row-properties style:row-height="8.18mm" fo:break-before="auto" style:use-optimal-row-height="false"/>
    </style:style>
    <style:style style:name="ro14" style:family="table-row">
      <style:table-row-properties style:row-height="9.86mm" fo:break-before="auto" style:use-optimal-row-height="false"/>
    </style:style>
    <style:style style:name="ro15" style:family="table-row">
      <style:table-row-properties style:row-height="8.1mm" fo:break-before="auto" style:use-optimal-row-height="false"/>
    </style:style>
    <style:style style:name="ro16" style:family="table-row">
      <style:table-row-properties style:row-height="14.53mm" fo:break-before="auto" style:use-optimal-row-height="false"/>
    </style:style>
    <style:style style:name="ro17" style:family="table-row">
      <style:table-row-properties style:row-height="7.13mm" fo:break-before="auto" style:use-optimal-row-height="false"/>
    </style:style>
    <style:style style:name="ro18" style:family="table-row">
      <style:table-row-properties style:row-height="9.24mm" fo:break-before="auto" style:use-optimal-row-height="false"/>
    </style:style>
    <style:style style:name="ro19" style:family="table-row">
      <style:table-row-properties style:row-height="13.04mm" fo:break-before="auto" style:use-optimal-row-height="false"/>
    </style:style>
    <style:style style:name="ro20" style:family="table-row">
      <style:table-row-properties style:row-height="9.51mm" fo:break-before="auto" style:use-optimal-row-height="false"/>
    </style:style>
    <style:style style:name="ro21" style:family="table-row">
      <style:table-row-properties style:row-height="8.71mm" fo:break-before="auto" style:use-optimal-row-height="false"/>
    </style:style>
    <style:style style:name="ro22" style:family="table-row">
      <style:table-row-properties style:row-height="9.77mm" fo:break-before="auto" style:use-optimal-row-height="false"/>
    </style:style>
    <style:style style:name="ro23" style:family="table-row">
      <style:table-row-properties style:row-height="6.86mm" fo:break-before="auto" style:use-optimal-row-height="false"/>
    </style:style>
    <style:style style:name="ro24" style:family="table-row">
      <style:table-row-properties style:row-height="12.95mm" fo:break-before="auto" style:use-optimal-row-height="false"/>
    </style:style>
    <style:style style:name="ro25" style:family="table-row">
      <style:table-row-properties style:row-height="4.52mm" fo:break-before="auto" style:use-optimal-row-height="true"/>
    </style:style>
    <style:style style:name="ro26" style:family="table-row">
      <style:table-row-properties style:row-height="5.7mm" fo:break-before="auto" style:use-optimal-row-height="true"/>
    </style:style>
    <style:style style:name="ro27" style:family="table-row">
      <style:table-row-properties style:row-height="9.75mm" fo:break-before="auto" style:use-optimal-row-height="false"/>
    </style:style>
    <style:style style:name="ro28" style:family="table-row">
      <style:table-row-properties style:row-height="12.44mm" fo:break-before="auto" style:use-optimal-row-height="true"/>
    </style:style>
    <style:style style:name="ro29" style:family="table-row">
      <style:table-row-properties style:row-height="11.09mm" fo:break-before="auto" style:use-optimal-row-height="false"/>
    </style:style>
    <style:style style:name="ro30" style:family="table-row">
      <style:table-row-properties style:row-height="12.36mm" fo:break-before="auto" style:use-optimal-row-height="true"/>
    </style:style>
    <style:style style:name="ro31" style:family="table-row">
      <style:table-row-properties style:row-height="9.01mm" fo:break-before="auto" style:use-optimal-row-height="false"/>
    </style:style>
    <style:style style:name="ro32" style:family="table-row">
      <style:table-row-properties style:row-height="15.24mm" fo:break-before="auto" style:use-optimal-row-height="false"/>
    </style:style>
    <style:style style:name="ro33" style:family="table-row">
      <style:table-row-properties style:row-height="7.14mm" fo:break-before="auto" style:use-optimal-row-height="false"/>
    </style:style>
    <style:style style:name="ro34" style:family="table-row">
      <style:table-row-properties style:row-height="8.71mm" fo:break-before="auto" style:use-optimal-row-height="true"/>
    </style:style>
    <style:style style:name="ro35" style:family="table-row">
      <style:table-row-properties style:row-height="13.74mm" fo:break-before="auto" style:use-optimal-row-height="false"/>
    </style:style>
    <style:style style:name="ro36" style:family="table-row">
      <style:table-row-properties style:row-height="8.41mm" fo:break-before="auto" style:use-optimal-row-height="true"/>
    </style:style>
    <style:style style:name="ro37" style:family="table-row">
      <style:table-row-properties style:row-height="7.69mm" fo:break-before="auto" style:use-optimal-row-height="false"/>
    </style:style>
    <style:style style:name="ro38" style:family="table-row">
      <style:table-row-properties style:row-height="10.71mm" fo:break-before="auto" style:use-optimal-row-height="false"/>
    </style:style>
    <style:style style:name="ro39" style:family="table-row">
      <style:table-row-properties style:row-height="6.51mm" fo:break-before="auto" style:use-optimal-row-height="false"/>
    </style:style>
    <style:style style:name="ro40" style:family="table-row">
      <style:table-row-properties style:row-height="14.8mm" fo:break-before="auto" style:use-optimal-row-height="false"/>
    </style:style>
    <style:style style:name="ro41" style:family="table-row">
      <style:table-row-properties style:row-height="15.86mm" fo:break-before="auto" style:use-optimal-row-height="false"/>
    </style:style>
    <style:style style:name="ro42" style:family="table-row">
      <style:table-row-properties style:row-height="9.95mm" fo:break-before="auto" style:use-optimal-row-height="false"/>
    </style:style>
    <style:style style:name="ro43" style:family="table-row">
      <style:table-row-properties style:row-height="7.27mm" fo:break-before="auto" style:use-optimal-row-height="false"/>
    </style:style>
    <style:style style:name="ro44" style:family="table-row">
      <style:table-row-properties style:row-height="10.04mm" fo:break-before="auto" style:use-optimal-row-height="false"/>
    </style:style>
    <style:style style:name="ro45" style:family="table-row">
      <style:table-row-properties style:row-height="8.93mm" fo:break-before="auto" style:use-optimal-row-height="false"/>
    </style:style>
    <style:style style:name="ro46" style:family="table-row">
      <style:table-row-properties style:row-height="14.22mm" fo:break-before="auto" style:use-optimal-row-height="false"/>
    </style:style>
    <style:style style:name="ro47" style:family="table-row">
      <style:table-row-properties style:row-height="11.24mm" fo:break-before="auto" style:use-optimal-row-height="false"/>
    </style:style>
    <style:style style:name="ro53" style:family="table-row">
      <style:table-row-properties style:row-height="12.42mm" fo:break-before="auto" style:use-optimal-row-height="false"/>
    </style:style>
    <style:style style:name="ro54" style:family="table-row">
      <style:table-row-properties style:row-height="12.68mm" fo:break-before="auto" style:use-optimal-row-height="false"/>
    </style:style>
    <style:style style:name="ro55" style:family="table-row">
      <style:table-row-properties style:row-height="4.5mm" fo:break-before="auto" style:use-optimal-row-height="false"/>
    </style:style>
    <style:style style:name="ro56" style:family="table-row">
      <style:table-row-properties style:row-height="10.81mm" fo:break-before="auto" style:use-optimal-row-height="false"/>
    </style:style>
    <style:style style:name="ro52" style:family="table-row">
      <style:table-row-properties style:row-height="12.14mm" fo:break-before="auto" style:use-optimal-row-height="false"/>
    </style:style>
    <style:style style:name="ro57" style:family="table-row">
      <style:table-row-properties style:row-height="9.33mm" fo:break-before="auto" style:use-optimal-row-height="false"/>
    </style:style>
    <style:style style:name="ro58" style:family="table-row">
      <style:table-row-properties style:row-height="7.46mm" fo:break-before="auto" style:use-optimal-row-height="false"/>
    </style:style>
    <style:style style:name="ro59" style:family="table-row">
      <style:table-row-properties style:row-height="8.45mm" fo:break-before="auto" style:use-optimal-row-height="true"/>
    </style:style>
    <style:style style:name="ro60" style:family="table-row">
      <style:table-row-properties style:row-height="8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Pivot_20_Table_20_Category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2"/>
      <style:map style:condition="cell-content()=&quot;ok&quot;" style:apply-style-name="Untitled1" style:base-cell-address="Login.E2"/>
    </style:style>
    <style:style style:name="ce11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2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3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4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5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6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7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8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19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1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2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3" style:family="table-cell" style:parent-style-name="Default"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4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25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32"/>
      <style:map style:condition="cell-content()=&quot;ok&quot;" style:apply-style-name="Untitled1" style:base-cell-address="Login.E32"/>
    </style:style>
    <style:style style:name="ce26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text-position="" style:font-name="Liberation Serif"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text-position=""/>
    </style:style>
    <style:style style:name="ce28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2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text-position=""/>
    </style:style>
    <style:style style:name="ce3" style:family="table-cell" style:parent-style-name="Pivot_20_Table_20_Category" style:data-style-name="N10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text-position="" style:font-name="Liberation Serif"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fo:wrap-option="wrap"/>
      <style:text-properties style:text-position=""/>
    </style:style>
    <style:style style:name="ce9" style:family="table-cell" style:parent-style-name="Default">
      <style:table-cell-properties fo:wrap-option="wrap" fo:border="none"/>
      <style:text-properties style:text-position=""/>
      <style:map style:condition="cell-content()=&quot;x&quot;" style:apply-style-name="Untitled2" style:base-cell-address="Login.E1"/>
      <style:map style:condition="cell-content()=&quot;ok&quot;" style:apply-style-name="Untitled1" style:base-cell-address="Login.E1"/>
    </style:style>
    <style:style style:name="ce3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text-position=""/>
    </style:style>
    <style:style style:name="ce3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mm"/>
      <style:text-properties style:text-position="" style:font-name="Liberation Serif" fo:font-size="13pt" fo:font-weight="bold" style:font-size-asian="13pt" style:font-weight-asian="bold" style:font-size-complex="13pt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37" style:family="table-cell" style:parent-style-name="Default"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38" style:family="table-cell" style:parent-style-name="Default">
      <style:text-properties fo:color="#6a8759" style:text-outline="false" style:text-line-through-style="none" style:text-line-through-type="none" style:text-position="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>
      <style:text-properties style:text-position=""/>
    </style:style>
    <style:style style:name="ce40" style:family="table-cell" style:parent-style-name="Default" style:data-style-name="N100">
      <style:text-properties fo:color="#6a8759" style:text-outline="false" style:text-line-through-style="none" style:text-line-through-type="none" style:text-position="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Pivot_20_Table_20_Category" style:data-style-name="N11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 style:data-style-name="N11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110">
      <style:text-properties style:text-position=""/>
    </style:style>
    <style:style style:name="ce44" style:family="table-cell" style:parent-style-name="Pivot_20_Table_20_Category" style:data-style-name="N108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8">
      <style:text-properties style:text-position=""/>
    </style:style>
    <style:style style:name="ce55" style:family="table-cell" style:parent-style-name="Pivot_20_Table_20_Category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Pivot_20_Table_20_Category" style:data-style-name="N10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60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62" style:family="table-cell" style:parent-style-name="Default">
      <style:table-cell-properties fo:wrap-option="wrap"/>
    </style:style>
    <style:style style:name="ce63" style:family="table-cell" style:parent-style-name="Default">
      <style:table-cell-properties fo:wrap-option="wrap" fo:border="none"/>
      <style:map style:condition="cell-content()=&quot;x&quot;" style:apply-style-name="Untitled2" style:base-cell-address="Login.E1"/>
      <style:map style:condition="cell-content()=&quot;ok&quot;" style:apply-style-name="Untitled1" style:base-cell-address="Login.E1"/>
    </style:style>
    <style:style style:name="ce64" style:family="table-cell" style:parent-style-name="Default">
      <style:table-cell-properties fo:wrap-option="wrap" fo:border="none"/>
      <style:map style:condition="cell-content()=&quot;x&quot;" style:apply-style-name="Untitled2" style:base-cell-address="Login.E2"/>
      <style:map style:condition="cell-content()=&quot;ok&quot;" style:apply-style-name="Untitled1" style:base-cell-address="Login.E2"/>
    </style:style>
    <style:style style:name="ce65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66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67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68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69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70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71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72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73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74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75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76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77" style:family="table-cell" style:parent-style-name="Default"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78" style:family="table-cell" style:parent-style-name="Default">
      <style:table-cell-properties fo:wrap-option="wrap" fo:border="none"/>
      <style:map style:condition="cell-content()=&quot;x&quot;" style:apply-style-name="Untitled2" style:base-cell-address="Login.E3"/>
      <style:map style:condition="cell-content()=&quot;ok&quot;" style:apply-style-name="Untitled1" style:base-cell-address="Login.E3"/>
    </style:style>
    <style:style style:name="ce79" style:family="table-cell" style:parent-style-name="Default">
      <style:table-cell-properties fo:wrap-option="wrap" fo:border="none"/>
      <style:map style:condition="cell-content()=&quot;x&quot;" style:apply-style-name="Untitled2" style:base-cell-address="Login.E32"/>
      <style:map style:condition="cell-content()=&quot;ok&quot;" style:apply-style-name="Untitled1" style:base-cell-address="Login.E32"/>
    </style:style>
    <style:style style:name="ce80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81" style:family="table-cell" style:parent-style-name="Default" style:data-style-name="N1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82" style:family="table-cell" style:parent-style-name="Default">
      <style:table-cell-properties fo:border-bottom="none" fo:border-left="0.06pt solid #000000" fo:border-right="0.06pt solid #000000" fo:border-top="none"/>
    </style:style>
    <style:style style:name="ce8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8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00">
      <style:table-cell-properties style:text-align-source="fix" style:repeat-content="false" fo:wrap-option="wrap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8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mm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9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x&quot;" style:apply-style-name="Untitled2" style:base-cell-address="Perfil.F3"/>
      <style:map style:condition="cell-content()=&quot;ok&quot;" style:apply-style-name="Untitled1" style:base-cell-address="Perfil.F3"/>
    </style:style>
    <style:style style:name="ce92" style:family="table-cell" style:parent-style-name="Default">
      <style:text-properties fo:color="#6a8759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100"/>
    <style:style style:name="ce94" style:family="table-cell" style:parent-style-name="Default" style:data-style-name="N100">
      <style:text-properties fo:color="#6a8759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Pivot_20_Table_20_Category" style:data-style-name="N110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 style:data-style-name="N11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10"/>
    <style:style style:name="ce98" style:family="table-cell" style:parent-style-name="Pivot_20_Table_20_Category" style:data-style-name="N108">
      <style:table-cell-properties fo:background-color="#00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3pt" fo:language="pt" fo:country="BR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 style:data-style-name="N108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108"/>
  </office:automatic-styles>
  <office:body>
    <office:spreadsheet>
      <table:calculation-settings table:automatic-find-labels="false"/>
      <table:table table:name="Login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ce25"/>
        <table:table-column table:style-name="co1" table:default-cell-style-name="ce29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table:style-name="ce9"/>
          <table:table-cell table:style-name="ce26" office:value-type="string" calcext:value-type="string">
            <text:p>Comentário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Login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Login com campos vazios</text:p>
          </table:table-cell>
          <table:table-cell table:style-name="ce4" office:value-type="string" calcext:value-type="string">
            <text:p>Bloquear botão de login.</text:p>
          </table:table-cell>
          <table:table-cell table:style-name="ce7" office:value-type="string" calcext:value-type="string">
            <text:p>x</text:p>
          </table:table-cell>
          <table:table-cell table:style-name="ce10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Login com CPF inválido</text:p>
          </table:table-cell>
          <table:table-cell table:style-name="ce2" office:value-type="string" calcext:value-type="string">
            <text:p>Exibir mensagem: "CPF inválido"</text:p>
          </table:table-cell>
          <table:table-cell table:style-name="ce2" office:value-type="string" calcext:value-type="string">
            <text:p>x</text:p>
          </table:table-cell>
          <table:table-cell table:style-name="ce11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Login: usuário com senha não cadastrada na base</text:p>
          </table:table-cell>
          <table:table-cell table:style-name="ce2" office:value-type="string" calcext:value-type="string">
            <text:p>Mensagem em um AlertView</text:p>
          </table:table-cell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Login com usuário cadastrado no Cognito, porém sem empresa cadastrada</text:p>
          </table:table-cell>
          <table:table-cell table:style-name="ce2" office:value-type="string" calcext:value-type="string">
            <text:p>AlertView com título e subtítulo.</text:p>
          </table:table-cell>
          <table:table-cell table:style-name="ce2" office:value-type="string" calcext:value-type="string">
            <text:p>x</text:p>
          </table:table-cell>
          <table:table-cell table:style-name="ce12"/>
          <table:table-cell table:style-name="ce27" office:value-type="string" calcext:value-type="string">
            <text:p>03717612395</text:p>
          </table:table-cell>
          <table:table-cell table:number-columns-repeated="1018"/>
        </table:table-row>
        <table:table-row table:style-name="ro4">
          <table:table-cell table:style-name="ce2" table:formula="of:=CONCATENATE(&quot;Teste &quot;;CELL(&quot;ROW&quot;;[Login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Primeiro acesso sem possuir cadastro no dynamo</text:p>
          </table:table-cell>
          <table:table-cell table:style-name="ce2" table:number-columns-repeated="2"/>
          <table:table-cell table:style-name="Default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Login com senha incorreta</text:p>
          </table:table-cell>
          <table:table-cell table:style-name="ce2" office:value-type="string" calcext:value-type="string">
            <text:p>Exibir mensagem: "CPF ou senha incorretos" e Mensagem de tentativas de login restantes</text:p>
          </table:table-cell>
          <table:table-cell table:style-name="ce2" office:value-type="string" calcext:value-type="string">
            <text:p>x</text:p>
          </table:table-cell>
          <table:table-cell table:style-name="ce13"/>
          <table:table-cell table:style-name="ce27"/>
          <table:table-cell table:number-columns-repeated="1018"/>
        </table:table-row>
        <table:table-row table:style-name="ro5">
          <table:table-cell table:style-name="ce2" table:formula="of:=CONCATENATE(&quot;Teste &quot;;CELL(&quot;ROW&quot;;[Login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Login com CPF válido, porém não está na base de dados</text:p>
          </table:table-cell>
          <table:table-cell table:style-name="ce2" office:value-type="string" calcext:value-type="string">
            <text:p>Exibe a mensagem “Sua empresa </text:p>
            <text:p>não tem esse serviço disponível.</text:p>
            <text:p>Procure o setor de Recursos</text:p>
            <text:p>Humanos para ativá-lo“.</text:p>
          </table:table-cell>
          <table:table-cell table:style-name="ce2" office:value-type="string" calcext:value-type="string">
            <text:p>x</text:p>
          </table:table-cell>
          <table:table-cell table:style-name="ce14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Tentativa de Login quando o usuário não foi confirmado</text:p>
          </table:table-cell>
          <table:table-cell table:style-name="ce2" table:number-columns-repeated="2"/>
          <table:table-cell table:style-name="Default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0] )-1)" office:value-type="string" office:string-value="Teste 9" calcext:value-type="string">
            <text:p>Teste 9</text:p>
          </table:table-cell>
          <table:table-cell table:style-name="ce2" office:value-type="string" calcext:value-type="string">
            <text:p>Primeiro acesso como todos os dados certos</text:p>
          </table:table-cell>
          <table:table-cell table:style-name="ce2" office:value-type="string" calcext:value-type="string">
            <text:p>Acesso Concedido</text:p>
          </table:table-cell>
          <table:table-cell table:style-name="ce2" office:value-type="string" calcext:value-type="string">
            <text:p>x</text:p>
          </table:table-cell>
          <table:table-cell table:style-name="ce15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Acesso ao app logado mas sem acesso a internet</text:p>
          </table:table-cell>
          <table:table-cell table:style-name="ce2" office:value-type="string" calcext:value-type="string">
            <text:p>Pop-up “Sem acesso à internet”</text:p>
          </table:table-cell>
          <table:table-cell table:style-name="ce2" office:value-type="string" calcext:value-type="string">
            <text:p>Sem possibilidade</text:p>
          </table:table-cell>
          <table:table-cell table:style-name="Default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Recuperar senha com CPF inválido</text:p>
          </table:table-cell>
          <table:table-cell table:style-name="ce2" office:value-type="string" calcext:value-type="string">
            <text:p>Exibe a mensagem “CPF inválido”</text:p>
          </table:table-cell>
          <table:table-cell table:style-name="ce2" office:value-type="string" calcext:value-type="string">
            <text:p>x</text:p>
          </table:table-cell>
          <table:table-cell table:style-name="ce16"/>
          <table:table-cell table:style-name="ce27"/>
          <table:table-cell table:number-columns-repeated="1018"/>
        </table:table-row>
        <table:table-row table:style-name="ro6">
          <table:table-cell table:style-name="ce2" table:formula="of:=CONCATENATE(&quot;Teste &quot;;CELL(&quot;ROW&quot;;[Login.A13] )-1)" office:value-type="string" office:string-value="Teste 12" calcext:value-type="string">
            <text:p>Teste 12</text:p>
          </table:table-cell>
          <table:table-cell table:style-name="ce2" office:value-type="string" calcext:value-type="string">
            <text:p>Recuperar senha com algum dado incorreto (confirmação de senha ou faltando email ou senha).</text:p>
          </table:table-cell>
          <table:table-cell table:style-name="ce2"/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14] )-1)" office:value-type="string" office:string-value="Teste 13" calcext:value-type="string">
            <text:p>Teste 13</text:p>
          </table:table-cell>
          <table:table-cell table:style-name="ce2" office:value-type="string" calcext:value-type="string">
            <text:p>Recuperar senha com usuário sem o nome da mãe</text:p>
          </table:table-cell>
          <table:table-cell table:style-name="ce2"/>
          <table:table-cell table:style-name="ce2" office:value-type="string" calcext:value-type="string">
            <text:p>Não é possível</text:p>
          </table:table-cell>
          <table:table-cell table:style-name="Default"/>
          <table:table-cell table:style-name="ce27" office:value-type="string" calcext:value-type="string">
            <text:p>87577440094,01/02/1983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Login.A15] )-1)" office:value-type="string" office:string-value="Teste 14" calcext:value-type="string">
            <text:p>Teste 14</text:p>
          </table:table-cell>
          <table:table-cell table:style-name="ce2" office:value-type="string" calcext:value-type="string">
            <text:p>Recuperar senha boqueio de tempo</text:p>
          </table:table-cell>
          <table:table-cell table:style-name="ce2"/>
          <table:table-cell table:style-name="ce2" office:value-type="string" calcext:value-type="string">
            <text:p>?</text:p>
          </table:table-cell>
          <table:table-cell table:style-name="Default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16] )-1)" office:value-type="string" office:string-value="Teste 15" calcext:value-type="string">
            <text:p>Teste 15</text:p>
          </table:table-cell>
          <table:table-cell table:style-name="ce2" office:value-type="string" calcext:value-type="string">
            <text:p>Recuperar senha </text:p>
          </table:table-cell>
          <table:table-cell table:style-name="ce2" office:value-type="string" calcext:value-type="string">
            <text:p>Acessar atividade de recuperação de senha.</text:p>
          </table:table-cell>
          <table:table-cell table:style-name="ce2" office:value-type="string" calcext:value-type="string">
            <text:p>x</text:p>
          </table:table-cell>
          <table:table-cell table:style-name="ce17"/>
          <table:table-cell table:style-name="ce27"/>
          <table:table-cell table:number-columns-repeated="1018"/>
        </table:table-row>
        <table:table-row table:style-name="ro4">
          <table:table-cell table:style-name="ce2" table:formula="of:=CONCATENATE(&quot;Teste &quot;;CELL(&quot;ROW&quot;;[Login.A17] )-1)" office:value-type="string" office:string-value="Teste 16" calcext:value-type="string">
            <text:p>Teste 16</text:p>
          </table:table-cell>
          <table:table-cell table:style-name="ce2" office:value-type="string" calcext:value-type="string">
            <text:p>Recuperar senha: Tela de confirmação de código</text:p>
          </table:table-cell>
          <table:table-cell table:style-name="ce2" table:number-columns-repeated="2"/>
          <table:table-cell table:style-name="Default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18] )-1)" office:value-type="string" office:string-value="Teste 17" calcext:value-type="string">
            <text:p>Teste 17</text:p>
          </table:table-cell>
          <table:table-cell table:style-name="ce2" office:value-type="string" calcext:value-type="string">
            <text:p>Tela de escolha de empresa no login</text:p>
          </table:table-cell>
          <table:table-cell table:style-name="ce2" office:value-type="string" calcext:value-type="string">
            <text:p>Logar com sucesso e ter acesso ao TextView(dropdown) .</text:p>
          </table:table-cell>
          <table:table-cell table:style-name="ce2" office:value-type="string" calcext:value-type="string">
            <text:p>x</text:p>
          </table:table-cell>
          <table:table-cell table:style-name="ce18"/>
          <table:table-cell table:style-name="ce27" office:value-type="string" calcext:value-type="string">
            <text:p>Ao clicar no dropdwon a empresa desaparece</text:p>
          </table:table-cell>
          <table:table-cell table:number-columns-repeated="1018"/>
        </table:table-row>
        <table:table-row table:style-name="ro2">
          <table:table-cell table:style-name="ce2" table:formula="of:=CONCATENATE(&quot;Teste &quot;;CELL(&quot;ROW&quot;;[Login.A19] )-1)" office:value-type="string" office:string-value="Teste 18" calcext:value-type="string">
            <text:p>Teste 18</text:p>
          </table:table-cell>
          <table:table-cell table:style-name="ce2" office:value-type="string" calcext:value-type="string">
            <text:p>Login com CPF e senha correta</text:p>
          </table:table-cell>
          <table:table-cell table:style-name="ce2" office:value-type="string" calcext:value-type="string">
            <text:p>Logar com sucesso.</text:p>
          </table:table-cell>
          <table:table-cell table:style-name="ce2" office:value-type="string" calcext:value-type="string">
            <text:p>x</text:p>
          </table:table-cell>
          <table:table-cell table:style-name="ce19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20] )-1)" office:value-type="string" office:string-value="Teste 19" calcext:value-type="string">
            <text:p>Teste 19</text:p>
          </table:table-cell>
          <table:table-cell table:style-name="ce2" office:value-type="string" calcext:value-type="string">
            <text:p>Login/Logout/Login</text:p>
          </table:table-cell>
          <table:table-cell table:style-name="ce2" office:value-type="string" calcext:value-type="string">
            <text:p>Não apresentar nenhum error e logar normalmente.</text:p>
          </table:table-cell>
          <table:table-cell table:style-name="ce2" office:value-type="string" calcext:value-type="string">
            <text:p>x</text:p>
          </table:table-cell>
          <table:table-cell table:style-name="ce20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21] )-1)" office:value-type="string" office:string-value="Teste 20" calcext:value-type="string">
            <text:p>Teste 20</text:p>
          </table:table-cell>
          <table:table-cell table:style-name="ce2" office:value-type="string" calcext:value-type="string">
            <text:p>Login/Logout/Login em contas diferentes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1"/>
          <table:table-cell table:style-name="ce27"/>
          <table:table-cell table:number-columns-repeated="1018"/>
        </table:table-row>
        <table:table-row table:style-name="ro2">
          <table:table-cell table:style-name="ce2" table:formula="of:=CONCATENATE(&quot;Teste &quot;;CELL(&quot;ROW&quot;;[Login.A22] )-1)" office:value-type="string" office:string-value="Teste 21" calcext:value-type="string">
            <text:p>Teste 21</text:p>
          </table:table-cell>
          <table:table-cell table:style-name="ce2" office:value-type="string" calcext:value-type="string">
            <text:p>Login -&gt; fechar app -&gt; abrir novamente</text:p>
          </table:table-cell>
          <table:table-cell table:style-name="ce2" office:value-type="string" calcext:value-type="string">
            <text:p>Continuar logado.</text:p>
          </table:table-cell>
          <table:table-cell table:style-name="ce2" office:value-type="string" calcext:value-type="string">
            <text:p>x</text:p>
          </table:table-cell>
          <table:table-cell table:style-name="ce22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23] )-1)" office:value-type="string" office:string-value="Teste 22" calcext:value-type="string">
            <text:p>Teste 22</text:p>
          </table:table-cell>
          <table:table-cell table:style-name="ce2" office:value-type="string" calcext:value-type="string">
            <text:p>Alterar email do usuário no recuperar senha com email não cadastrado no cognito</text:p>
          </table:table-cell>
          <table:table-cell table:style-name="ce2"/>
          <table:table-cell table:style-name="ce2" office:value-type="string" calcext:value-type="string">
            <text:p>Faltam dados</text:p>
          </table:table-cell>
          <table:table-cell table:style-name="Default"/>
          <table:table-cell table:style-name="ce27" office:value-type="string" calcext:value-type="string">
            <text:p><text:s/>usuário no recuperar senha com email não cadastrado no cognito</text:p>
          </table:table-cell>
          <table:table-cell table:number-columns-repeated="1018"/>
        </table:table-row>
        <table:table-row table:style-name="ro6">
          <table:table-cell table:style-name="ce2" table:formula="of:=CONCATENATE(&quot;Teste &quot;;CELL(&quot;ROW&quot;;[Login.A24] )-1)" office:value-type="string" office:string-value="Teste 23" calcext:value-type="string">
            <text:p>Teste 23</text:p>
          </table:table-cell>
          <table:table-cell table:style-name="ce2" office:value-type="string" calcext:value-type="string">
            <text:p>Login: usuário presente na base mas que ainda não realizou login (senha não cadastrada no Cognito)</text:p>
          </table:table-cell>
          <table:table-cell table:style-name="ce2" office:value-type="string" calcext:value-type="string">
            <text:p>Direcionar para o Primeiro Acesso</text:p>
          </table:table-cell>
          <table:table-cell table:style-name="ce2" office:value-type="string" calcext:value-type="string">
            <text:p>x</text:p>
          </table:table-cell>
          <table:table-cell table:style-name="Default"/>
          <table:table-cell table:style-name="ce27" office:value-type="string" calcext:value-type="string">
            <text:p>53752313870,02535568</text:p>
          </table:table-cell>
          <table:table-cell/>
          <table:table-cell table:style-name="ce30" table:number-columns-repeated="2"/>
          <table:table-cell table:number-columns-repeated="1015"/>
        </table:table-row>
        <table:table-row table:style-name="ro3">
          <table:table-cell table:style-name="ce2" table:formula="of:=CONCATENATE(&quot;Teste &quot;;CELL(&quot;ROW&quot;;[Login.A25] )-1)" office:value-type="string" office:string-value="Teste 24" calcext:value-type="string">
            <text:p>Teste 24</text:p>
          </table:table-cell>
          <table:table-cell table:style-name="ce2" office:value-type="string" calcext:value-type="string">
            <text:p>Primeiro acesso como todos os dados certos</text:p>
          </table:table-cell>
          <table:table-cell table:style-name="ce2" office:value-type="string" calcext:value-type="string">
            <text:p>Apresenta um Alert de sucesso e volta pra tela de Login.</text:p>
          </table:table-cell>
          <table:table-cell table:style-name="ce2" office:value-type="string" calcext:value-type="string">
            <text:p>Não é possível</text:p>
          </table:table-cell>
          <table:table-cell table:style-name="ce23"/>
          <table:table-cell table:style-name="ce27"/>
          <table:table-cell table:number-columns-repeated="1018"/>
        </table:table-row>
        <table:table-row table:style-name="ro3">
          <table:table-cell table:style-name="ce2" table:formula="of:=CONCATENATE(&quot;Teste &quot;;CELL(&quot;ROW&quot;;[Login.A26] )-1)" office:value-type="string" office:string-value="Teste 25" calcext:value-type="string">
            <text:p>Teste 25</text:p>
          </table:table-cell>
          <table:table-cell table:style-name="ce2" office:value-type="string" calcext:value-type="string">
            <text:p>Tentativa de Login quando o usuário não foi confirmado</text:p>
          </table:table-cell>
          <table:table-cell table:style-name="ce2" office:value-type="string" calcext:value-type="string">
            <text:p>O app redireciona para a tela de Confimar o Código de Acesso.</text:p>
          </table:table-cell>
          <table:table-cell table:style-name="ce2" office:value-type="string" calcext:value-type="string">
            <text:p>Não é possível</text:p>
          </table:table-cell>
          <table:table-cell table:style-name="ce23"/>
          <table:table-cell table:style-name="ce28"/>
          <table:table-cell table:number-columns-repeated="1018"/>
        </table:table-row>
        <table:table-row table:style-name="ro3">
          <table:table-cell table:style-name="ce2" table:formula="of:=CONCATENATE(&quot;Teste &quot;;CELL(&quot;ROW&quot;;[Login.A27] )-1)" office:value-type="string" office:string-value="Teste 26" calcext:value-type="string">
            <text:p>Teste 26</text:p>
          </table:table-cell>
          <table:table-cell table:style-name="ce2" office:value-type="string" calcext:value-type="string">
            <text:p>Minimizar app na tela de recuperação de senha após o cpf ter sido verificado.</text:p>
          </table:table-cell>
          <table:table-cell table:style-name="ce2" office:value-type="string" calcext:value-type="string">
            <text:p>Carregar normalmente o usuário a ter a senha recuperada.</text:p>
          </table:table-cell>
          <table:table-cell table:style-name="ce2" office:value-type="string" calcext:value-type="string">
            <text:p>x</text:p>
          </table:table-cell>
          <table:table-cell table:style-name="Default" table:number-columns-repeated="2"/>
          <table:table-cell table:number-columns-repeated="1018"/>
        </table:table-row>
        <table:table-row table:style-name="ro7">
          <table:table-cell table:style-name="ce2" table:formula="of:=CONCATENATE(&quot;Teste &quot;;CELL(&quot;ROW&quot;;[Login.A28] )-1)" office:value-type="string" office:string-value="Teste 27" calcext:value-type="string">
            <text:p>Teste 27</text:p>
          </table:table-cell>
          <table:table-cell table:style-name="ce2" office:value-type="string" calcext:value-type="string">
            <text:p>Minimizar app na tela de recuperação de senha na tela de carregamento.</text:p>
          </table:table-cell>
          <table:table-cell table:style-name="ce2" office:value-type="string" calcext:value-type="string">
            <text:p>Carregar normalmente o usuário a ter a senha recuperada.</text:p>
          </table:table-cell>
          <table:table-cell table:style-name="ce2" office:value-type="string" calcext:value-type="string">
            <text:p>x</text:p>
          </table:table-cell>
          <table:table-cell table:style-name="ce24"/>
          <table:table-cell table:number-columns-repeated="1019"/>
        </table:table-row>
        <table:table-row table:style-name="ro2" table:number-rows-repeated="3">
          <table:table-cell table:number-columns-repeated="4"/>
          <table:table-cell table:style-name="ce24"/>
          <table:table-cell table:number-columns-repeated="1019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ogin.E32:Login.E1048576">
            <calcext:condition calcext:apply-style-name="Untitled2" calcext:value="=&quot;x&quot;" calcext:base-cell-address="Login.E32"/>
            <calcext:condition calcext:apply-style-name="Untitled1" calcext:value="=&quot;ok&quot;" calcext:base-cell-address="Login.E32"/>
          </calcext:conditional-format>
          <calcext:conditional-format calcext:target-range-address="Login.E28:Login.E31 Login.E3:Login.E3 Login.E5:Login.E5 Login.E7:Login.E8 Login.E10:Login.E10 Login.E12:Login.E12 Login.E16:Login.E16 Login.E18:Login.E22 Login.E25:Login.E26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28:Login.E31 Login.E3:Login.E3 Login.E5:Login.E5 Login.E7:Login.E8 Login.E10:Login.E10 Login.E12:Login.E12 Login.E16:Login.E16 Login.E18:Login.E22 Login.E25:Login.E26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1:Login.E1">
            <calcext:condition calcext:apply-style-name="Untitled2" calcext:value="=&quot;x&quot;" calcext:base-cell-address="Login.E1"/>
            <calcext:condition calcext:apply-style-name="Untitled1" calcext:value="=&quot;ok&quot;" calcext:base-cell-address="Login.E1"/>
          </calcext:conditional-format>
          <calcext:conditional-format calcext:target-range-address="Login.E2:Login.E2">
            <calcext:condition calcext:apply-style-name="Untitled2" calcext:value="=&quot;x&quot;" calcext:base-cell-address="Login.E2"/>
            <calcext:condition calcext:apply-style-name="Untitled1" calcext:value="=&quot;ok&quot;" calcext:base-cell-address="Login.E2"/>
          </calcext:conditional-format>
          <calcext:conditional-format calcext:target-range-address="Login.E3:Login.E3">
            <calcext:condition calcext:apply-style-name="Untitled2" calcext:value="=&quot;x&quot;" calcext:base-cell-address="Login.E3"/>
            <calcext:condition calcext:apply-style-name="Untitled1" calcext:value="=&quot;ok&quot;" calcext:base-cell-address="Login.E3"/>
          </calcext:conditional-format>
          <calcext:conditional-format calcext:target-range-address="Login.E5:Login.E5">
            <calcext:condition calcext:apply-style-name="Untitled2" calcext:value="=&quot;x&quot;" calcext:base-cell-address="Login.E5"/>
            <calcext:condition calcext:apply-style-name="Untitled1" calcext:value="=&quot;ok&quot;" calcext:base-cell-address="Login.E5"/>
          </calcext:conditional-format>
          <calcext:conditional-format calcext:target-range-address="Login.E7:Login.E7">
            <calcext:condition calcext:apply-style-name="Untitled2" calcext:value="=&quot;x&quot;" calcext:base-cell-address="Login.E7"/>
            <calcext:condition calcext:apply-style-name="Untitled1" calcext:value="=&quot;ok&quot;" calcext:base-cell-address="Login.E7"/>
          </calcext:conditional-format>
          <calcext:conditional-format calcext:target-range-address="Login.E8:Login.E8">
            <calcext:condition calcext:apply-style-name="Untitled2" calcext:value="=&quot;x&quot;" calcext:base-cell-address="Login.E8"/>
            <calcext:condition calcext:apply-style-name="Untitled1" calcext:value="=&quot;ok&quot;" calcext:base-cell-address="Login.E8"/>
          </calcext:conditional-format>
          <calcext:conditional-format calcext:target-range-address="Login.E10:Login.E10">
            <calcext:condition calcext:apply-style-name="Untitled2" calcext:value="=&quot;x&quot;" calcext:base-cell-address="Login.E10"/>
            <calcext:condition calcext:apply-style-name="Untitled1" calcext:value="=&quot;ok&quot;" calcext:base-cell-address="Login.E10"/>
          </calcext:conditional-format>
          <calcext:conditional-format calcext:target-range-address="Login.E12:Login.E12">
            <calcext:condition calcext:apply-style-name="Untitled2" calcext:value="=&quot;x&quot;" calcext:base-cell-address="Login.E12"/>
            <calcext:condition calcext:apply-style-name="Untitled1" calcext:value="=&quot;ok&quot;" calcext:base-cell-address="Login.E12"/>
          </calcext:conditional-format>
          <calcext:conditional-format calcext:target-range-address="Login.E16:Login.E16">
            <calcext:condition calcext:apply-style-name="Untitled2" calcext:value="=&quot;x&quot;" calcext:base-cell-address="Login.E16"/>
            <calcext:condition calcext:apply-style-name="Untitled1" calcext:value="=&quot;ok&quot;" calcext:base-cell-address="Login.E16"/>
          </calcext:conditional-format>
          <calcext:conditional-format calcext:target-range-address="Login.E18:Login.E18">
            <calcext:condition calcext:apply-style-name="Untitled2" calcext:value="=&quot;x&quot;" calcext:base-cell-address="Login.E18"/>
            <calcext:condition calcext:apply-style-name="Untitled1" calcext:value="=&quot;ok&quot;" calcext:base-cell-address="Login.E18"/>
          </calcext:conditional-format>
          <calcext:conditional-format calcext:target-range-address="Login.E19:Login.E19">
            <calcext:condition calcext:apply-style-name="Untitled2" calcext:value="=&quot;x&quot;" calcext:base-cell-address="Login.E19"/>
            <calcext:condition calcext:apply-style-name="Untitled1" calcext:value="=&quot;ok&quot;" calcext:base-cell-address="Login.E19"/>
          </calcext:conditional-format>
          <calcext:conditional-format calcext:target-range-address="Login.E20:Login.E20">
            <calcext:condition calcext:apply-style-name="Untitled2" calcext:value="=&quot;x&quot;" calcext:base-cell-address="Login.E20"/>
            <calcext:condition calcext:apply-style-name="Untitled1" calcext:value="=&quot;ok&quot;" calcext:base-cell-address="Login.E20"/>
          </calcext:conditional-format>
          <calcext:conditional-format calcext:target-range-address="Login.E21:Login.E21">
            <calcext:condition calcext:apply-style-name="Untitled2" calcext:value="=&quot;x&quot;" calcext:base-cell-address="Login.E21"/>
            <calcext:condition calcext:apply-style-name="Untitled1" calcext:value="=&quot;ok&quot;" calcext:base-cell-address="Login.E21"/>
          </calcext:conditional-format>
          <calcext:conditional-format calcext:target-range-address="Login.E22:Login.E22">
            <calcext:condition calcext:apply-style-name="Untitled2" calcext:value="=&quot;x&quot;" calcext:base-cell-address="Login.E22"/>
            <calcext:condition calcext:apply-style-name="Untitled1" calcext:value="=&quot;ok&quot;" calcext:base-cell-address="Login.E22"/>
          </calcext:conditional-format>
        </calcext:conditional-formats>
      </table:table>
      <table:table table:name="Perfil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8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/>
          <table:table-cell table:style-name="ce34"/>
          <table:table-cell table:number-columns-repeated="3"/>
        </table:table-row>
        <table:table-row table:style-name="ro9">
          <table:table-cell table:style-name="ce2" table:formula="of:=CONCATENATE(&quot;Teste &quot;;CELL(&quot;ROW&quot;;[Perfil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Acessar perfil com todos os campos</text:p>
          </table:table-cell>
          <table:table-cell table:style-name="ce4" office:value-type="string" calcext:value-type="string">
            <text:p>Não crashar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35" office:value-type="string" calcext:value-type="string">
            <text:p>Alguns dados de endereço são </text:p>
            <text:p>grandes e ultrapassam o limite da </text:p>
            <text:p>label.</text:p>
          </table:table-cell>
          <table:table-cell table:number-columns-repeated="3"/>
        </table:table-row>
        <table:table-row table:style-name="ro10">
          <table:table-cell table:style-name="ce2" table:formula="of:=CONCATENATE(&quot;Teste &quot;;CELL(&quot;ROW&quot;;[Perfil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Acessar perfil sem o endereço</text:p>
          </table:table-cell>
          <table:table-cell table:style-name="ce4" office:value-type="string" calcext:value-type="string">
            <text:p>Não crashar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36" office:value-type="string" calcext:value-type="string">
            <text:p>Aparece o campo Endereço em </text:p>
            <text:p>branco.</text:p>
          </table:table-cell>
          <table:table-cell table:style-name="ce38" office:value-type="string" calcext:value-type="string">
            <text:p>1530880521, Empresa F</text:p>
          </table:table-cell>
          <table:table-cell table:number-columns-repeated="2"/>
        </table:table-row>
        <table:table-row table:style-name="ro11">
          <table:table-cell table:style-name="ce2" table:formula="of:=CONCATENATE(&quot;Teste &quot;;CELL(&quot;ROW&quot;;[Perfil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Botão editar escondido (por enquanto)</text:p>
          </table:table-cell>
          <table:table-cell table:style-name="ce4"/>
          <table:table-cell table:style-name="ce7" office:value-type="string" calcext:value-type="string">
            <text:p>?</text:p>
          </table:table-cell>
          <table:table-cell/>
          <table:table-cell table:style-name="ce37"/>
          <table:table-cell table:number-columns-repeated="3"/>
        </table:table-row>
        <table:table-row table:style-name="ro12">
          <table:table-cell table:style-name="ce2" table:formula="of:=CONCATENATE(&quot;Teste &quot;;CELL(&quot;ROW&quot;;[Perfil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rocar dados(checagem por cpf)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ce36" office:value-type="string" calcext:value-type="string">
            <text:p>Checagem feita com 2 logins</text:p>
          </table:table-cell>
          <table:table-cell table:style-name="ce30"/>
          <table:table-cell table:number-columns-repeated="2"/>
        </table:table-row>
        <table:table-row table:style-name="ro13">
          <table:table-cell table:style-name="ce31" table:number-columns-repeated="2"/>
          <table:table-cell table:style-name="ce32"/>
          <table:table-cell table:style-name="ce33"/>
          <table:table-cell table:number-columns-repeated="5"/>
        </table:table-row>
        <table:table-row table:style-name="ro1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5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6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7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8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9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0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0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8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2" table:number-rows-repeated="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3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4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5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0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4">
          <table:table-cell table:number-columns-repeated="2"/>
          <table:table-cell table:style-name="Default" table:number-columns-repeated="2"/>
          <table:table-cell table:number-columns-repeated="3"/>
          <table:table-cell table:style-name="ce30" table:number-columns-repeated="2"/>
        </table:table-row>
        <table:table-row table:style-name="ro25">
          <table:table-cell table:style-name="ce31" table:number-columns-repeated="4"/>
          <table:table-cell table:number-columns-repeated="5"/>
        </table:table-row>
        <table:table-row table:style-name="ro25" table:number-rows-repeated="1048550">
          <table:table-cell table:number-columns-repeated="9"/>
        </table:table-row>
        <table:table-row table:style-name="ro25">
          <table:table-cell table:number-columns-repeated="9"/>
        </table:table-row>
        <calcext:conditional-formats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  <calcext:conditional-format calcext:target-range-address="Perfil.F3:Perfil.F5">
            <calcext:condition calcext:apply-style-name="Untitled2" calcext:value="=&quot;x&quot;" calcext:base-cell-address="Perfil.F3"/>
            <calcext:condition calcext:apply-style-name="Untitled1" calcext:value="=&quot;ok&quot;" calcext:base-cell-address="Perfil.F3"/>
          </calcext:conditional-format>
        </calcext:conditional-formats>
      </table:table>
      <table:table table:name="Ponto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39"/>
        <table:table-row table:style-name="ro26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office:value-type="string" calcext:value-type="string">
            <text:p>DADOS</text:p>
          </table:table-cell>
        </table:table-row>
        <table:table-row table:style-name="ro27">
          <table:table-cell table:style-name="ce2" table:formula="of:=CONCATENATE(&quot;Teste &quot;;CELL(&quot;ROW&quot;;[Ponto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Exibir matrículas (caso mais de uma)</text:p>
          </table:table-cell>
          <table:table-cell table:style-name="ce4" office:value-type="string" calcext:value-type="string">
            <text:p>exibir todas matrículas.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0717420345</text:p>
          </table:table-cell>
        </table:table-row>
        <table:table-row table:style-name="ro28">
          <table:table-cell table:style-name="ce2" table:formula="of:=CONCATENATE(&quot;Teste &quot;;CELL(&quot;ROW&quot;;[Ponto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Exibir anos e meses do espelho de ponto</text:p>
          </table:table-cell>
          <table:table-cell table:style-name="ce4" office:value-type="string" calcext:value-type="string">
            <text:p>Se houver ao menos um mês deve haver ao menos 1 ano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, Empresa XPTO</text:p>
          </table:table-cell>
        </table:table-row>
        <table:table-row table:style-name="ro29">
          <table:table-cell table:style-name="ce2" table:formula="of:=CONCATENATE(&quot;Teste &quot;;CELL(&quot;ROW&quot;;[Ponto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Exibir detalhes do espelho de ponto</text:p>
          </table:table-cell>
          <table:table-cell table:style-name="ce4"/>
          <table:table-cell table:style-name="ce7" office:value-type="string" calcext:value-type="string">
            <text:p>?</text:p>
          </table:table-cell>
          <table:table-cell table:style-name="ce40" office:value-type="string" calcext:value-type="string">
            <text:p>Englobado no teste 4</text:p>
          </table:table-cell>
        </table:table-row>
        <table:table-row table:style-name="ro30">
          <table:table-cell table:style-name="ce2" table:formula="of:=CONCATENATE(&quot;Teste &quot;;CELL(&quot;ROW&quot;;[Ponto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Registrar ponto para uma matrícula que já possui </text:p>
            <text:p>pontos no espelho</text:p>
          </table:table-cell>
          <table:table-cell table:style-name="ce4" office:value-type="string" calcext:value-type="string">
            <text:p>Achar o horário do ponto batido no espelho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607344521</text:p>
          </table:table-cell>
        </table:table-row>
        <table:table-row table:style-name="ro31">
          <table:table-cell table:style-name="ce2" table:formula="of:=CONCATENATE(&quot;Teste &quot;;CELL(&quot;ROW&quot;;[Ponto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Testacapturar localização</text:p>
          </table:table-cell>
          <table:table-cell table:style-name="ce4" office:value-type="string" calcext:value-type="string">
            <text:p>Achar a localização sem gerar um alerta de error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607344521</text:p>
          </table:table-cell>
        </table:table-row>
        <table:table-row table:style-name="ro32">
          <table:table-cell table:style-name="ce2" table:formula="of:=CONCATENATE(&quot;Teste &quot;;CELL(&quot;ROW&quot;;[Ponto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Registrar ponto para matrícula que não possua</text:p>
            <text:p>pontos no espelho</text:p>
          </table:table-cell>
          <table:table-cell table:style-name="ce4" office:value-type="string" calcext:value-type="string">
            <text:p>Achar o horário do ponto batido no espelho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, Empresa F</text:p>
          </table:table-cell>
        </table:table-row>
        <table:table-row table:style-name="ro33">
          <table:table-cell table:style-name="ce2" table:formula="of:=CONCATENATE(&quot;Teste &quot;;CELL(&quot;ROW&quot;;[Ponto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Registrar batida offline</text:p>
          </table:table-cell>
          <table:table-cell table:style-name="ce4"/>
          <table:table-cell table:style-name="ce7" office:value-type="string" calcext:value-type="string">
            <text:p>Não é possível</text:p>
          </table:table-cell>
          <table:table-cell/>
        </table:table-row>
        <table:table-row table:style-name="ro34">
          <table:table-cell table:style-name="ce2" table:formula="of:=CONCATENATE(&quot;Teste &quot;;CELL(&quot;ROW&quot;;[Ponto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Enviar batida ao receber conexão a internet</text:p>
          </table:table-cell>
          <table:table-cell table:style-name="ce4"/>
          <table:table-cell table:style-name="ce7" office:value-type="string" calcext:value-type="string">
            <text:p>Não é possível</text:p>
          </table:table-cell>
          <table:table-cell/>
        </table:table-row>
        <table:table-row table:style-name="ro35">
          <table:table-cell table:style-name="ce2" table:formula="of:=CONCATENATE(&quot;Teste &quot;;CELL(&quot;ROW&quot;;[Ponto.A10] )-1)" office:value-type="string" office:string-value="Teste 9" calcext:value-type="string">
            <text:p>Teste 9</text:p>
          </table:table-cell>
          <table:table-cell table:style-name="ce2" office:value-type="string" calcext:value-type="string">
            <text:p>Registrar batida online quando há 2 matrículas</text:p>
          </table:table-cell>
          <table:table-cell table:style-name="ce4" office:value-type="string" calcext:value-type="string">
            <text:p>Achar o horário do ponto batido no espelho da matricula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, Empresa Homologação</text:p>
          </table:table-cell>
        </table:table-row>
        <table:table-row table:style-name="ro36">
          <table:table-cell table:style-name="ce2" table:formula="of:=CONCATENATE(&quot;Teste &quot;;CELL(&quot;ROW&quot;;[Ponto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Regitra batida online (falha de conexão)</text:p>
          </table:table-cell>
          <table:table-cell table:style-name="ce4"/>
          <table:table-cell table:style-name="ce7" office:value-type="string" calcext:value-type="string">
            <text:p>?</text:p>
          </table:table-cell>
          <table:table-cell/>
        </table:table-row>
        <table:table-row table:style-name="ro13">
          <table:table-cell table:style-name="ce2" table:formula="of:=CONCATENATE(&quot;Teste &quot;;CELL(&quot;ROW&quot;;[Ponto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Exibir empty state quando não houver dados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 , Empresa F(2)</text:p>
          </table:table-cell>
        </table:table-row>
        <table:table-row table:style-name="ro33">
          <table:table-cell table:style-name="ce2" table:formula="of:=CONCATENATE(&quot;Teste &quot;;CELL(&quot;ROW&quot;;[Ponto.A13] )-1)" office:value-type="string" office:string-value="Teste 12" calcext:value-type="string">
            <text:p>Teste 12</text:p>
          </table:table-cell>
          <table:table-cell table:style-name="ce2" office:value-type="string" calcext:value-type="string">
            <text:p>Forçar atualização de dados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0717420345</text:p>
          </table:table-cell>
        </table:table-row>
        <table:table-row table:style-name="ro31">
          <table:table-cell table:style-name="ce2" table:formula="of:=CONCATENATE(&quot;Teste &quot;;CELL(&quot;ROW&quot;;[Ponto.A14] )-1)" office:value-type="string" office:string-value="Teste 13" calcext:value-type="string">
            <text:p>Teste 13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er ao menos 1 dado diferente.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530880521</text:p>
          </table:table-cell>
        </table:table-row>
        <table:table-row table:style-name="ro25" table:number-rows-repeated="1048561">
          <table:table-cell table:number-columns-repeated="5"/>
        </table:table-row>
        <table:table-row table:style-name="ro25">
          <table:table-cell table:number-columns-repeated="5"/>
        </table:table-row>
      </table:table>
      <table:table table:name="Contra Cheque" table:style-name="ta1">
        <table:table-column table:style-name="co14" table:default-cell-style-name="ce8"/>
        <table:table-column table:style-name="co15" table:number-columns-repeated="3" table:default-cell-style-name="ce8"/>
        <table:table-column table:style-name="co15" table:default-cell-style-name="Default"/>
        <table:table-column table:style-name="co15" table:number-columns-repeated="1019" table:default-cell-style-name="ce8"/>
        <table:table-row table:style-name="ro37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/>
          <table:table-cell table:style-name="Default"/>
          <table:table-cell table:number-columns-repeated="1018"/>
        </table:table-row>
        <table:table-row table:style-name="ro38">
          <table:table-cell table:style-name="ce2" table:formula="of:=CONCATENATE(&quot;Teste &quot;;CELL(&quot;ROW&quot;;['Contra Cheque'.A2] )-1)" office:value-type="string" office:string-value="Teste 1" calcext:value-type="string">
            <text:p>Teste 1</text:p>
          </table:table-cell>
          <table:table-cell table:style-name="ce2" office:value-type="string" calcext:value-type="string">
            <text:p>Exibir empty state quando não houver folha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8">
          <table:table-cell table:style-name="ce2" table:formula="of:=CONCATENATE(&quot;Teste &quot;;CELL(&quot;ROW&quot;;['Contra Cheque'.A3] )-1)" office:value-type="string" office:string-value="Teste 2" calcext:value-type="string">
            <text:p>Teste 2</text:p>
          </table:table-cell>
          <table:table-cell table:style-name="ce2" office:value-type="string" calcext:value-type="string">
            <text:p>Anos ordenados (mais recente para o mais antigo) </text:p>
          </table:table-cell>
          <table:table-cell table:style-name="ce4"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8">
          <table:table-cell table:style-name="ce2" table:formula="of:=CONCATENATE(&quot;Teste &quot;;CELL(&quot;ROW&quot;;['Contra Cheque'.A4] )-1)" office:value-type="string" office:string-value="Teste 3" calcext:value-type="string">
            <text:p>Teste 3</text:p>
          </table:table-cell>
          <table:table-cell table:style-name="ce2" office:value-type="string" calcext:value-type="string">
            <text:p>Exibir matrículas (quando haver mais de uma)</text:p>
          </table:table-cell>
          <table:table-cell table:style-name="ce4" office:value-type="string" calcext:value-type="string">
            <text:p>Exibir matriculas e suas folhas</text:p>
          </table:table-cell>
          <table:table-cell table:style-name="ce7" office:value-type="string" calcext:value-type="string">
            <text:p>x</text:p>
          </table:table-cell>
          <table:table-cell/>
          <table:table-cell table:style-name="Default"/>
          <table:table-cell table:number-columns-repeated="1018"/>
        </table:table-row>
        <table:table-row table:style-name="ro38">
          <table:table-cell table:style-name="ce2" table:formula="of:=CONCATENATE(&quot;Teste &quot;;CELL(&quot;ROW&quot;;['Contra Cheque'.A5] )-1)" office:value-type="string" office:string-value="Teste 4" calcext:value-type="string">
            <text:p>Teste 4</text:p>
          </table:table-cell>
          <table:table-cell table:style-name="ce2" office:value-type="string" calcext:value-type="string">
            <text:p>Exibir mais de um tipo de folha (quando necessário)</text:p>
          </table:table-cell>
          <table:table-cell table:style-name="ce4"/>
          <table:table-cell table:style-name="ce7" office:value-type="string" calcext:value-type="string">
            <text:p>Coberto pelo Teste 11</text:p>
          </table:table-cell>
          <table:table-cell table:number-columns-repeated="1020"/>
        </table:table-row>
        <table:table-row table:style-name="ro38">
          <table:table-cell table:style-name="ce2" table:formula="of:=CONCATENATE(&quot;Teste &quot;;CELL(&quot;ROW&quot;;['Contra Cheque'.A6] )-1)" office:value-type="string" office:string-value="Teste 5" calcext:value-type="string">
            <text:p>Teste 5</text:p>
          </table:table-cell>
          <table:table-cell table:style-name="ce2" office:value-type="string" calcext:value-type="string">
            <text:p>Marcador do contracheque (lido/ não lido)</text:p>
          </table:table-cell>
          <table:table-cell table:style-name="ce4"/>
          <table:table-cell table:style-name="ce7" office:value-type="string" calcext:value-type="string">
            <text:p>Faltam dados</text:p>
          </table:table-cell>
          <table:table-cell table:number-columns-repeated="1020"/>
        </table:table-row>
        <table:table-row table:style-name="ro39">
          <table:table-cell table:style-name="ce2" table:formula="of:=CONCATENATE(&quot;Teste &quot;;CELL(&quot;ROW&quot;;['Contra Cheque'.A7] )-1)" office:value-type="string" office:string-value="Teste 6" calcext:value-type="string">
            <text:p>Teste 6</text:p>
          </table:table-cell>
          <table:table-cell table:style-name="ce2" office:value-type="string" calcext:value-type="string">
            <text:p>Exibição da máscara e referência</text:p>
          </table:table-cell>
          <table:table-cell table:style-name="ce4"/>
          <table:table-cell table:style-name="ce7" office:value-type="string" calcext:value-type="string">
            <text:p>Não é possível.</text:p>
          </table:table-cell>
          <table:table-cell table:number-columns-repeated="1020"/>
        </table:table-row>
        <table:table-row table:style-name="ro39">
          <table:table-cell table:style-name="ce2" table:formula="of:=CONCATENATE(&quot;Teste &quot;;CELL(&quot;ROW&quot;;['Contra Cheque'.A8] )-1)" office:value-type="string" office:string-value="Teste 7" calcext:value-type="string">
            <text:p>Teste 7</text:p>
          </table:table-cell>
          <table:table-cell table:style-name="ce2" office:value-type="string" calcext:value-type="string">
            <text:p>Exibir/Exportar pdf</text:p>
          </table:table-cell>
          <table:table-cell table:style-name="ce4"/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39">
          <table:table-cell table:style-name="ce2" table:formula="of:=CONCATENATE(&quot;Teste &quot;;CELL(&quot;ROW&quot;;['Contra Cheque'.A9] )-1)" office:value-type="string" office:string-value="Teste 8" calcext:value-type="string">
            <text:p>Teste 8</text:p>
          </table:table-cell>
          <table:table-cell table:style-name="ce2"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er ao menos 1 dado diferente.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40">
          <table:table-cell table:style-name="ce2" table:formula="of:=CONCATENATE(&quot;Teste &quot;;CELL(&quot;ROW&quot;;['Contra Cheque'.A10] )-1)" office:value-type="string" office:string-value="Teste 9" calcext:value-type="string">
            <text:p>Teste 9</text:p>
          </table:table-cell>
          <table:table-cell table:style-name="ce4" office:value-type="string" calcext:value-type="string">
            <text:p>Enviar folha e atualizar</text:p>
          </table:table-cell>
          <table:table-cell table:style-name="ce4" office:value-type="string" calcext:value-type="string">
            <text:p>Achar a folha enviada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41">
          <table:table-cell table:style-name="ce2" table:formula="of:=CONCATENATE(&quot;Teste &quot;;CELL(&quot;ROW&quot;;['Contra Cheque'.A11] )-1)" office:value-type="string" office:string-value="Teste 10" calcext:value-type="string">
            <text:p>Teste 10</text:p>
          </table:table-cell>
          <table:table-cell table:style-name="ce2" office:value-type="string" calcext:value-type="string">
            <text:p>Transição de tela quando só tem 1 folha para o mês</text:p>
          </table:table-cell>
          <table:table-cell table:style-name="ce4" office:value-type="string" calcext:value-type="string">
            <text:p>Salvar folhas, entrar em uma folha, voltar. Checar se folhas salvas condizem com as folhas exibidas no segundo momento. </text:p>
          </table:table-cell>
          <table:table-cell table:style-name="ce7" office:value-type="string" calcext:value-type="string">
            <text:p>x</text:p>
          </table:table-cell>
          <table:table-cell table:style-name="ce40" office:value-type="string" calcext:value-type="string">
            <text:p>01607344521</text:p>
          </table:table-cell>
          <table:table-cell table:number-columns-repeated="1019"/>
        </table:table-row>
        <table:table-row table:style-name="ro39">
          <table:table-cell table:style-name="ce2" table:formula="of:=CONCATENATE(&quot;Teste &quot;;CELL(&quot;ROW&quot;;['Contra Cheque'.A12] )-1)" office:value-type="string" office:string-value="Teste 11" calcext:value-type="string">
            <text:p>Teste 11</text:p>
          </table:table-cell>
          <table:table-cell table:style-name="ce2" office:value-type="string" calcext:value-type="string">
            <text:p>Exibir nome das folhas corretamente</text:p>
          </table:table-cell>
          <table:table-cell table:style-name="ce2" office:value-type="string" calcext:value-type="string">
            <text:p>Não ter nenhum “Indefinido”</text:p>
          </table:table-cell>
          <table:table-cell table:style-name="ce2" office:value-type="string" calcext:value-type="string">
            <text:p>x</text:p>
          </table:table-cell>
          <table:table-cell table:number-columns-repeated="1020"/>
        </table:table-row>
        <table:table-row table:style-name="ro42">
          <table:table-cell table:style-name="ce2" table:formula="of:=CONCATENATE(&quot;Teste &quot;;CELL(&quot;ROW&quot;;['Contra Cheque'.A13] )-1)" office:value-type="string" office:string-value="Teste 12" calcext:value-type="string">
            <text:p>Teste 12</text:p>
          </table:table-cell>
          <table:table-cell table:style-name="ce2" office:value-type="string" calcext:value-type="string">
            <text:p>Incluir folha, atualizar, verificar, exxcluir folha</text:p>
          </table:table-cell>
          <table:table-cell table:style-name="ce2" office:value-type="string" calcext:value-type="string">
            <text:p>Encontrar folha enviada e excluir com sucesso</text:p>
          </table:table-cell>
          <table:table-cell table:style-name="ce2" office:value-type="string" calcext:value-type="string">
            <text:p>x</text:p>
          </table:table-cell>
          <table:table-cell table:style-name="ce40" office:value-type="string" calcext:value-type="string">
            <text:p>01607344521</text:p>
          </table:table-cell>
          <table:table-cell table:number-columns-repeated="1019"/>
        </table:table-row>
        <table:table-row table:style-name="ro39" table:number-rows-repeated="1048562">
          <table:table-cell table:number-columns-repeated="1024"/>
        </table:table-row>
        <table:table-row table:style-name="ro39">
          <table:table-cell table:number-columns-repeated="1024"/>
        </table:table-row>
      </table:table>
      <table:table table:name="Férias" table:style-name="ta1">
        <table:table-column table:style-name="co15" table:number-columns-repeated="4" table:default-cell-style-name="ce2"/>
        <table:table-column table:style-name="co15" table:number-columns-repeated="1020" table:default-cell-style-name="Default"/>
        <table:table-row table:style-name="ro26">
          <table:table-cell table:style-name="ce1" office:value-type="string" calcext:value-type="string">
            <text:p>Teste</text:p>
          </table:table-cell>
          <table:table-cell table:style-name="ce1" office:value-type="string" calcext:value-type="string">
            <text:p>Passos</text:p>
          </table:table-cell>
          <table:table-cell table:style-name="ce3" office:value-type="string" calcext:value-type="string">
            <text:p>Esperado</text:p>
          </table:table-cell>
          <table:table-cell table:style-name="ce6" office:value-type="string" calcext:value-type="string">
            <text:p>Feito</text:p>
          </table:table-cell>
          <table:table-cell table:number-columns-repeated="1020"/>
        </table:table-row>
        <table:table-row table:style-name="ro43">
          <table:table-cell table:formula="of:=CONCATENATE(&quot;Teste &quot;;CELL(&quot;ROW&quot;;[Férias.A2] )-1)" office:value-type="string" office:string-value="Teste 1" calcext:value-type="string">
            <text:p>Teste 1</text:p>
          </table:table-cell>
          <table:table-cell office:value-type="string" calcext:value-type="string">
            <text:p>Visualizar os anos das férias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44">
          <table:table-cell table:formula="of:=CONCATENATE(&quot;Teste &quot;;CELL(&quot;ROW&quot;;[Férias.A3] )-1)" office:value-type="string" office:string-value="Teste 2" calcext:value-type="string">
            <text:p>Teste 2</text:p>
          </table:table-cell>
          <table:table-cell office:value-type="string" calcext:value-type="string">
            <text:p>Visualizar matrículas (quando houver mais de uma)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45">
          <table:table-cell table:formula="of:=CONCATENATE(&quot;Teste &quot;;CELL(&quot;ROW&quot;;[Férias.A4] )-1)" office:value-type="string" office:string-value="Teste 3" calcext:value-type="string">
            <text:p>Teste 3</text:p>
          </table:table-cell>
          <table:table-cell office:value-type="string" calcext:value-type="string">
            <text:p>Visualizar meses das férias</text:p>
          </table:table-cell>
          <table:table-cell office:value-type="string" calcext:value-type="string">
            <text:p>Conseguir ler todos os meses e não ter nenhum “indefinido”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0">
          <table:table-cell table:formula="of:=CONCATENATE(&quot;Teste &quot;;CELL(&quot;ROW&quot;;[Férias.A5] )-1)" office:value-type="string" office:string-value="Teste 4" calcext:value-type="string">
            <text:p>Teste 4</text:p>
          </table:table-cell>
          <table:table-cell office:value-type="string" calcext:value-type="string">
            <text:p>Atualizar dados ao trocar de empresa</text:p>
          </table:table-cell>
          <table:table-cell table:style-name="ce4" office:value-type="string" calcext:value-type="string">
            <text:p>Ter ao menos 1 dado diferente.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  <table:table-row table:style-name="ro46">
          <table:table-cell table:formula="of:=CONCATENATE(&quot;Teste &quot;;CELL(&quot;ROW&quot;;[Férias.A6] )-1)" office:value-type="string" office:string-value="Teste 5" calcext:value-type="string">
            <text:p>Teste 5</text:p>
          </table:table-cell>
          <table:table-cell office:value-type="string" calcext:value-type="string">
            <text:p>Gerar pdf de férias</text:p>
          </table:table-cell>
          <table:table-cell/>
          <table:table-cell office:value-type="string" calcext:value-type="string">
            <text:p>Não é possível.</text:p>
          </table:table-cell>
          <table:table-cell table:number-columns-repeated="1020"/>
        </table:table-row>
        <table:table-row table:style-name="ro47">
          <table:table-cell table:formula="of:=CONCATENATE(&quot;Teste &quot;;CELL(&quot;ROW&quot;;[Férias.A7] )-1)" office:value-type="string" office:string-value="Teste 6" calcext:value-type="string">
            <text:p>Teste 6</text:p>
          </table:table-cell>
          <table:table-cell office:value-type="string" calcext:value-type="string">
            <text:p>Dados do PDF</text:p>
          </table:table-cell>
          <table:table-cell/>
          <table:table-cell office:value-type="string" calcext:value-type="string">
            <text:p>Não é possível.</text:p>
          </table:table-cell>
          <table:table-cell table:number-columns-repeated="1020"/>
        </table:table-row>
        <table:table-row table:style-name="ro18">
          <table:table-cell table:formula="of:=CONCATENATE(&quot;Teste &quot;;CELL(&quot;ROW&quot;;[Férias.A8] )-1)" office:value-type="string" office:string-value="Teste 7" calcext:value-type="string">
            <text:p>Teste 7</text:p>
          </table:table-cell>
          <table:table-cell office:value-type="string" calcext:value-type="string">
            <text:p>Forçar atualização de dados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</text:p>
          </table:table-cell>
          <table:table-cell table:number-columns-repeated="1020"/>
        </table:table-row>
        <table:table-row table:style-name="ro20">
          <table:table-cell table:formula="of:=CONCATENATE(&quot;Teste &quot;;CELL(&quot;ROW&quot;;[Férias.A9] )-1)" office:value-type="string" office:string-value="Teste 8" calcext:value-type="string">
            <text:p>Teste 8</text:p>
          </table:table-cell>
          <table:table-cell office:value-type="string" calcext:value-type="string">
            <text:p>Exibir empty state quando não houver dados</text:p>
          </table:table-cell>
          <table:table-cell office:value-type="string" calcext:value-type="string">
            <text:p>…</text:p>
          </table:table-cell>
          <table:table-cell table:style-name="ce7" office:value-type="string" calcext:value-type="string">
            <text:p>x</text:p>
          </table:table-cell>
          <table:table-cell table:number-columns-repeated="1020"/>
        </table:table-row>
      </table:table>
      <table:table table:name="Mensageiro" table:style-name="ta1">
        <table:table-column table:style-name="co8" table:default-cell-style-name="ce56"/>
        <table:table-column table:style-name="co13" table:default-cell-style-name="ce56"/>
        <table:table-column table:style-name="co27" table:default-cell-style-name="ce56"/>
        <table:table-column table:style-name="co28" table:default-cell-style-name="ce56"/>
        <table:table-column table:style-name="co18" table:default-cell-style-name="Default"/>
        <table:table-row table:style-name="ro26">
          <table:table-cell table:style-name="ce55" office:value-type="string" calcext:value-type="string">
            <text:p>Teste</text:p>
          </table:table-cell>
          <table:table-cell table:style-name="ce55" office:value-type="string" calcext:value-type="string">
            <text:p>Passos</text:p>
          </table:table-cell>
          <table:table-cell table:style-name="ce57" office:value-type="string" calcext:value-type="string">
            <text:p>Esperado</text:p>
          </table:table-cell>
          <table:table-cell table:style-name="ce60" office:value-type="string" calcext:value-type="string">
            <text:p>Feito</text:p>
          </table:table-cell>
          <table:table-cell/>
        </table:table-row>
        <table:table-row table:style-name="ro52">
          <table:table-cell table:formula="of:=CONCATENATE(&quot;Teste &quot;;CELL(&quot;ROW&quot;;[Mensageiro.A2] )-1)" office:value-type="string" office:string-value="Teste 1" calcext:value-type="string">
            <text:p>Teste 1</text:p>
          </table:table-cell>
          <table:table-cell office:value-type="string" calcext:value-type="string">
            <text:p>Visualizar mensagem</text:p>
          </table:table-cell>
          <table:table-cell table:style-name="Default"/>
          <table:table-cell office:value-type="string" calcext:value-type="string">
            <text:p>x</text:p>
          </table:table-cell>
          <table:table-cell/>
        </table:table-row>
        <table:table-row table:style-name="ro57">
          <table:table-cell table:formula="of:=CONCATENATE(&quot;Teste &quot;;CELL(&quot;ROW&quot;;[Mensageiro.A3] )-1)" office:value-type="string" office:string-value="Teste 2" calcext:value-type="string">
            <text:p>Teste 2</text:p>
          </table:table-cell>
          <table:table-cell office:value-type="string" calcext:value-type="string">
            <text:p>Push notification de nova mensagem</text:p>
          </table:table-cell>
          <table:table-cell/>
          <table:table-cell office:value-type="string" calcext:value-type="string">
            <text:p>Não é possível</text:p>
          </table:table-cell>
          <table:table-cell/>
        </table:table-row>
        <table:table-row table:style-name="ro58">
          <table:table-cell table:formula="of:=CONCATENATE(&quot;Teste &quot;;CELL(&quot;ROW&quot;;[Mensageiro.A4] )-1)" office:value-type="string" office:string-value="Teste 3" calcext:value-type="string">
            <text:p>Teste 3</text:p>
          </table:table-cell>
          <table:table-cell office:value-type="string" calcext:value-type="string">
            <text:p>Apagar mensagem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este 1 já cobre</text:p>
          </table:table-cell>
        </table:table-row>
        <table:table-row table:style-name="ro59">
          <table:table-cell table:formula="of:=CONCATENATE(&quot;Teste &quot;;CELL(&quot;ROW&quot;;[Mensageiro.A5] )-1)" office:value-type="string" office:string-value="Teste 4" calcext:value-type="string">
            <text:p>Teste 4</text:p>
          </table:table-cell>
          <table:table-cell office:value-type="string" calcext:value-type="string">
            <text:p>Atualizar dados ao trocar de empresa</text:p>
          </table:table-cell>
          <table:table-cell table:style-name="ce58" office:value-type="string" calcext:value-type="string">
            <text:p>Ter ao menos 1 dado diferente.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58">
          <table:table-cell table:formula="of:=CONCATENATE(&quot;Teste &quot;;CELL(&quot;ROW&quot;;[Mensageiro.A6] )-1)" office:value-type="string" office:string-value="Teste 5" calcext:value-type="string">
            <text:p>Teste 5</text:p>
          </table:table-cell>
          <table:table-cell office:value-type="string" calcext:value-type="string">
            <text:p>Marcar mensagem como não lida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33">
          <table:table-cell table:formula="of:=CONCATENATE(&quot;Teste &quot;;CELL(&quot;ROW&quot;;[Mensageiro.A7] )-1)" office:value-type="string" office:string-value="Teste 6" calcext:value-type="string">
            <text:p>Teste 6</text:p>
          </table:table-cell>
          <table:table-cell office:value-type="string" calcext:value-type="string">
            <text:p>Forçar atualização de dados</text:p>
          </table:table-cell>
          <table:table-cell table:style-name="ce58" office:value-type="string" calcext:value-type="string">
            <text:p>Achar a folha enviada.</text:p>
          </table:table-cell>
          <table:table-cell office:value-type="string" calcext:value-type="string">
            <text:p>Não implementado</text:p>
          </table:table-cell>
          <table:table-cell/>
        </table:table-row>
        <table:table-row table:style-name="ro60">
          <table:table-cell table:formula="of:=CONCATENATE(&quot;Teste &quot;;CELL(&quot;ROW&quot;;[Mensageiro.A8] )-1)" office:value-type="string" office:string-value="Teste 7" calcext:value-type="string">
            <text:p>Teste 7</text:p>
          </table:table-cell>
          <table:table-cell office:value-type="string" calcext:value-type="string">
            <text:p>Exibir empty state quando não houver dados</text:p>
          </table:table-cell>
          <table:table-cell office:value-type="string" calcext:value-type="string">
            <text:p>Exibir imagem de emptyState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8">
          <table:table-cell table:style-name="Default" table:number-columns-repeated="4"/>
          <table:table-cell/>
        </table:table-row>
      </table:table>
      <table:table table:name="Problemas" table:style-name="ta1">
        <table:table-column table:style-name="co19" table:default-cell-style-name="ce8"/>
        <table:table-column table:style-name="co20" table:default-cell-style-name="ce8"/>
        <table:table-column table:style-name="co19" table:default-cell-style-name="ce8"/>
        <table:table-column table:style-name="co21" table:default-cell-style-name="ce8"/>
        <table:table-column table:style-name="co8" table:number-columns-repeated="1020" table:default-cell-style-name="ce8"/>
        <table:table-row table:style-name="ro26">
          <table:table-cell table:style-name="ce41" office:value-type="string" calcext:value-type="string">
            <text:p>ROTINA</text:p>
          </table:table-cell>
          <table:table-cell table:style-name="ce41" office:value-type="string" calcext:value-type="string">
            <text:p>ESPERADO</text:p>
          </table:table-cell>
          <table:table-cell table:style-name="ce41" office:value-type="string" calcext:value-type="string">
            <text:p>REAL</text:p>
          </table:table-cell>
          <table:table-cell table:style-name="ce41" office:value-type="string" calcext:value-type="string">
            <text:p>COMENTÁRIOS</text:p>
          </table:table-cell>
          <table:table-cell table:number-columns-repeated="1020"/>
        </table:table-row>
        <table:table-row table:style-name="ro36">
          <table:table-cell table:style-name="ce2" office:value-type="string" calcext:value-type="string">
            <text:p>Teste 6, Login</text:p>
          </table:table-cell>
          <table:table-cell table:style-name="ce2" office:value-type="string" calcext:value-type="string">
            <text:p>Exibir mensagem: "CPF ou senha incorretos"</text:p>
          </table:table-cell>
          <table:table-cell table:style-name="ce2" office:value-type="string" calcext:value-type="string">
            <text:p>Exibi a <text:s/>mensagem: "CPF ou senhas incorretos"</text:p>
          </table:table-cell>
          <table:table-cell table:style-name="ce2" office:value-type="string" calcext:value-type="string">
            <text:p>Foi solicitada a correção desse erro.</text:p>
          </table:table-cell>
          <table:table-cell table:number-columns-repeated="1020"/>
        </table:table-row>
        <table:table-row table:style-name="ro53">
          <table:table-cell table:style-name="ce2" office:value-type="string" calcext:value-type="string">
            <text:p>Teste 27, Login</text:p>
          </table:table-cell>
          <table:table-cell table:style-name="ce2" office:value-type="string" calcext:value-type="string">
            <text:p>Carregar normalmente o usuário a ter a senha recuperada.</text:p>
          </table:table-cell>
          <table:table-cell table:style-name="ce2" office:value-type="string" calcext:value-type="string">
            <text:p>Exibe um alerta de usuário não cadastrado.</text:p>
          </table:table-cell>
          <table:table-cell table:style-name="Default"/>
          <table:table-cell table:number-columns-repeated="1020"/>
        </table:table-row>
        <table:table-row table:style-name="ro54">
          <table:table-cell table:style-name="ce2" office:value-type="string" calcext:value-type="string">
            <text:p>Teste 1, Contra Cheque</text:p>
          </table:table-cell>
          <table:table-cell table:style-name="ce2" office:value-type="string" calcext:value-type="string">
            <text:p>Exibir a imagem de empty state quando não houver folha.</text:p>
          </table:table-cell>
          <table:table-cell table:style-name="ce2" office:value-type="string" calcext:value-type="string">
            <text:p>Não exibe a imagem quando a folha é removida e o app volta para a página.</text:p>
          </table:table-cell>
          <table:table-cell table:style-name="Default"/>
          <table:table-cell table:number-columns-repeated="1020"/>
        </table:table-row>
        <table:table-row table:style-name="ro25">
          <table:table-cell table:number-columns-repeated="1024"/>
        </table:table-row>
        <table:table-row table:style-name="ro55">
          <table:table-cell table:number-columns-repeated="1024"/>
        </table:table-row>
        <table:table-row table:style-name="ro25" table:number-rows-repeated="1048569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Dados" table:style-name="ta1">
        <table:table-column table:style-name="co22" table:default-cell-style-name="ce43"/>
        <table:table-column table:style-name="co23" table:default-cell-style-name="ce46"/>
        <table:table-column table:style-name="co8" table:default-cell-style-name="Default"/>
        <table:table-column table:style-name="co24" table:default-cell-style-name="Default"/>
        <table:table-row table:style-name="ro26">
          <table:table-cell table:style-name="ce41" office:value-type="string" calcext:value-type="string">
            <text:p>CPF</text:p>
          </table:table-cell>
          <table:table-cell table:style-name="ce44" office:value-type="string" calcext:value-type="string">
            <text:p>Matrículas</text:p>
          </table:table-cell>
          <table:table-cell table:style-name="ce30" table:number-columns-repeated="2"/>
        </table:table-row>
        <table:table-row table:style-name="ro36">
          <table:table-cell table:style-name="ce42" office:value-type="float" office:value="1607344521" calcext:value-type="float">
            <text:p>01607344521</text:p>
          </table:table-cell>
          <table:table-cell table:style-name="ce45" office:value-type="float" office:value="1" calcext:value-type="float">
            <text:p>000001</text:p>
          </table:table-cell>
          <table:table-cell table:style-name="ce2" office:value-type="string" calcext:value-type="string">
            <text:p>Cenário 1</text:p>
          </table:table-cell>
          <table:table-cell table:style-name="ce2" office:value-type="string" calcext:value-type="string">
            <text:p>Folha e batidas novembro e dezembro</text:p>
          </table:table-cell>
        </table:table-row>
        <table:table-row table:style-name="ro36">
          <table:table-cell table:style-name="ce42" office:value-type="float" office:value="51858550530" calcext:value-type="float">
            <text:p>51858550530</text:p>
          </table:table-cell>
          <table:table-cell table:style-name="ce45" office:value-type="float" office:value="3" calcext:value-type="float">
            <text:p>000003</text:p>
          </table:table-cell>
          <table:table-cell table:style-name="ce2" office:value-type="string" calcext:value-type="string">
            <text:p>Cenário 2</text:p>
          </table:table-cell>
          <table:table-cell table:style-name="ce2" office:value-type="string" calcext:value-type="string">
            <text:p>Somente folha novembro e dezembro</text:p>
          </table:table-cell>
        </table:table-row>
        <table:table-row table:style-name="ro56">
          <table:table-cell table:style-name="ce42"/>
          <table:table-cell table:style-name="ce45" office:value-type="float" office:value="4" calcext:value-type="float">
            <text:p>000004</text:p>
          </table:table-cell>
          <table:table-cell table:style-name="ce2" office:value-type="string" calcext:value-type="string">
            <text:p>Cenário 3</text:p>
          </table:table-cell>
          <table:table-cell table:style-name="ce2" office:value-type="string" calcext:value-type="string">
            <text:p>Somente batidas novembro e dezembro</text:p>
          </table:table-cell>
        </table:table-row>
        <table:table-row table:style-name="ro25">
          <table:table-cell table:style-name="ce42" office:value-type="float" office:value="1530880521" calcext:value-type="float" table:number-columns-spanned="1" table:number-rows-spanned="2">
            <text:p>01530880521</text:p>
          </table:table-cell>
          <table:table-cell table:style-name="ce45" office:value-type="float" office:value="310" calcext:value-type="float">
            <text:p>000310</text:p>
          </table:table-cell>
          <table:table-cell table:style-name="ce2" office:value-type="string" calcext:value-type="string" table:number-columns-spanned="1" table:number-rows-spanned="4">
            <text:p>Cenário 4</text:p>
          </table:table-cell>
          <table:table-cell table:style-name="ce2" office:value-type="string" calcext:value-type="string" table:number-columns-spanned="1" table:number-rows-spanned="4">
            <text:p>Folha e batidas novembro e dezembro</text:p>
          </table:table-cell>
        </table:table-row>
        <table:table-row table:style-name="ro25">
          <table:covered-table-cell table:style-name="ce42"/>
          <table:table-cell table:style-name="ce45" office:value-type="float" office:value="679" calcext:value-type="float">
            <text:p>000679</text:p>
          </table:table-cell>
          <table:covered-table-cell table:number-columns-repeated="2" table:style-name="ce2"/>
        </table:table-row>
        <table:table-row table:style-name="ro25">
          <table:table-cell table:style-name="ce42" office:value-type="float" office:value="2607014590" calcext:value-type="float" table:number-columns-spanned="1" table:number-rows-spanned="2">
            <text:p>02607014590</text:p>
          </table:table-cell>
          <table:table-cell table:style-name="ce45" office:value-type="float" office:value="309" calcext:value-type="float">
            <text:p>000309</text:p>
          </table:table-cell>
          <table:covered-table-cell table:number-columns-repeated="2" table:style-name="ce2"/>
        </table:table-row>
        <table:table-row table:style-name="ro25">
          <table:covered-table-cell table:style-name="ce42"/>
          <table:table-cell table:style-name="ce45" office:value-type="float" office:value="10949" calcext:value-type="float">
            <text:p>010949</text:p>
          </table:table-cell>
          <table:covered-table-cell table:number-columns-repeated="2" table:style-name="ce2"/>
        </table:table-row>
        <table:table-row table:style-name="ro25">
          <table:table-cell table:style-name="ce42" office:value-type="float" office:value="1846903580" calcext:value-type="float" table:number-columns-spanned="1" table:number-rows-spanned="2">
            <text:p>01846903580</text:p>
          </table:table-cell>
          <table:table-cell table:style-name="ce45" office:value-type="float" office:value="10659" calcext:value-type="float">
            <text:p>010659</text:p>
          </table:table-cell>
          <table:table-cell table:style-name="ce2" office:value-type="string" calcext:value-type="string" table:number-columns-spanned="1" table:number-rows-spanned="2">
            <text:p>Cenário 5</text:p>
          </table:table-cell>
          <table:table-cell table:style-name="ce2" table:number-columns-spanned="1" table:number-rows-spanned="2"/>
        </table:table-row>
        <table:table-row table:style-name="ro25">
          <table:covered-table-cell table:style-name="ce42"/>
          <table:table-cell table:style-name="ce45" office:value-type="float" office:value="12643" calcext:value-type="float">
            <text:p>012643</text:p>
          </table:table-cell>
          <table:covered-table-cell table:number-columns-repeated="2" table:style-name="ce2"/>
        </table:table-row>
        <table:table-row table:style-name="ro25">
          <table:table-cell table:style-name="ce42" office:value-type="float" office:value="2800413573" calcext:value-type="float" table:number-columns-spanned="1" table:number-rows-spanned="2">
            <text:p>02800413573</text:p>
          </table:table-cell>
          <table:table-cell table:style-name="ce45" office:value-type="float" office:value="1226" calcext:value-type="float">
            <text:p>001226</text:p>
          </table:table-cell>
          <table:table-cell table:style-name="ce2" office:value-type="string" calcext:value-type="string" table:number-columns-spanned="1" table:number-rows-spanned="2">
            <text:p>Cenário 6</text:p>
          </table:table-cell>
          <table:table-cell table:style-name="ce2" office:value-type="string" calcext:value-type="string" table:number-columns-spanned="1" table:number-rows-spanned="2">
            <text:p>Somente batidas novembro e dezembro</text:p>
          </table:table-cell>
        </table:table-row>
        <table:table-row table:style-name="ro25">
          <table:covered-table-cell table:style-name="ce42"/>
          <table:table-cell table:style-name="ce45" office:value-type="float" office:value="3797" calcext:value-type="float">
            <text:p>003797</text:p>
          </table:table-cell>
          <table:covered-table-cell table:number-columns-repeated="2" table:style-name="ce2"/>
        </table:table-row>
        <table:table-row table:style-name="ro25">
          <table:table-cell table:style-name="ce42" office:value-type="float" office:value="21839086025" calcext:value-type="float">
            <text:p>21839086025</text:p>
          </table:table-cell>
          <table:table-cell table:style-name="ce45" office:value-type="float" office:value="191919" calcext:value-type="float">
            <text:p>191919</text:p>
          </table:table-cell>
          <table:table-cell table:style-name="ce2" office:value-type="string" calcext:value-type="string">
            <text:p>Cenário 7</text:p>
          </table:table-cell>
          <table:table-cell table:style-name="ce2" office:value-type="string" calcext:value-type="string">
            <text:p>Somente folha de férias</text:p>
          </table:table-cell>
        </table:table-row>
        <table:table-row table:style-name="ro25" table:number-rows-repeated="1048562">
          <table:table-cell table:number-columns-repeated="4"/>
        </table:table-row>
        <table:table-row table:style-name="ro25">
          <table:table-cell table:number-columns-repeated="4"/>
        </table:table-row>
      </table:table>
      <table:table table:name="Versões" table:style-name="ta1">
        <table:table-column table:style-name="co18" table:default-cell-style-name="Default"/>
        <table:table-column table:style-name="co25" table:default-cell-style-name="Default"/>
        <table:table-row table:style-name="ro25">
          <table:table-cell office:value-type="string" calcext:value-type="string">
            <text:p>Versão android</text:p>
          </table:table-cell>
          <table:table-cell office:value-type="string" calcext:value-type="string">
            <text:p>9.0</text:p>
          </table:table-cell>
        </table:table-row>
        <table:table-row table:style-name="ro25">
          <table:table-cell office:value-type="string" calcext:value-type="string">
            <text:p>Versão app</text:p>
          </table:table-cell>
          <table:table-cell office:value-type="string" calcext:value-type="string">
            <text:p>1.0.44</text:p>
          </table:table-cell>
        </table:table-row>
        <table:table-row table:style-name="ro25">
          <table:table-cell office:value-type="string" calcext:value-type="string">
            <text:p>Stage</text:p>
          </table:table-cell>
          <table:table-cell office:value-type="string" calcext:value-type="string">
            <text:p>Homolog-ifce</text:p>
          </table:table-cell>
        </table:table-row>
        <table:table-row table:style-name="ro25">
          <table:table-cell office:value-type="string" calcext:value-type="string">
            <text:p>Celular de teste</text:p>
          </table:table-cell>
          <table:table-cell office:value-type="string" calcext:value-type="string">
            <text:p>Mi 8 L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0" loext:min-decimal-places="0" number:min-integer-digits="6"/>
    </number:number-style>
    <number:number-style style:name="N109">
      <number:number number:decimal-places="0" loext:min-decimal-places="0" number:min-integer-digits="10"/>
    </number:number-style>
    <number:number-style style:name="N110">
      <number:number number:decimal-places="0" loext:min-decimal-places="0" number:min-integer-digits="1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style:style style:name="Correto" style:family="table-cell" style:parent-style-name="Result">
      <style:table-cell-properties fo:background-color="#ccffcc" loext:vertical-justify="auto"/>
      <style:paragraph-properties css3t:text-justify="auto"/>
      <style:text-properties style:text-underline-style="none"/>
    </style:style>
    <style:style style:name="Untitled1" style:family="table-cell" style:parent-style-name="Correto">
      <style:table-cell-properties style:text-align-source="fix" style:repeat-content="false" style:vertical-align="middle" loext:vertical-justify="auto"/>
      <style:paragraph-properties fo:text-align="center" css3t:text-justify="auto"/>
    </style:style>
    <style:style style:name="Untitled2" style:family="table-cell" style:parent-style-name="Untitled1">
      <style:table-cell-properties fo:background-color="#ff9999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0">00/00/0000</text:date>, <text:time style:data-style-name="N2" text:time-value="10:58:47.2527072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0:22:50.844883778</meta:creation-date>
    <meta:generator>LibreOffice/5.1.6.2$Linux_X86_64 LibreOffice_project/10m0$Build-2</meta:generator>
    <meta:editing-duration>PT4H50M53S</meta:editing-duration>
    <meta:editing-cycles>22</meta:editing-cycles>
    <dc:date>2019-04-10T10:59:21.701428796</dc:date>
    <meta:document-statistic meta:table-count="9" meta:cell-count="362" meta:object-count="0"/>
  </office:meta>
</office:document-meta>
</file>